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21" style:family="table-cell" style:parent-style-name="Default" style:data-style-name="N0">
      <style:table-cell-properties fo:border="thin solid #000000" fo:background-color="#ED7D31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C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C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FFC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style:vertical-align="automatic" fo:background-color="transparen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49" style:family="table-cell">
      <style:map style:condition="of:cell-content()=0" style:apply-style-name="cf15"/>
      <style:map style:condition="of:cell-content()=1" style:apply-style-name="cf16"/>
    </style:style>
    <style:style style:name="ce50" style:family="table-cell">
      <style:map style:condition="of:cell-content()=1" style:apply-style-name="cf16"/>
      <style:map style:condition="of:cell-content()=0" style:apply-style-name="cf15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56" style:family="table-cell">
      <style:map style:condition="of:cell-content()=0" style:apply-style-name="cf15"/>
      <style:map style:condition="of:cell-content()=1" style:apply-style-name="cf16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.9" table:style-name="ce50">
            <text:p>0,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.7" table:style-name="ce50">
            <text:p>0,7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50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22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22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22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accuracy</text:p>
          </table:table-cell>
          <table:table-cell office:value-type="float" office:value="0.81666666666666665" table:formula="of:=([.B22]+[.B23])/([.B22]+[.B23]+[.B24]+[.B25])" table:number-columns-spanned="2" table:number-rows-spanned="1" table:style-name="ce23">
            <text:p>0,816666667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balanced_accuracy</text:p>
          </table:table-cell>
          <table:table-cell office:value-type="float" office:value="0.82499999999999996" table:formula="of:=0.5*([.B22]/([.B22]+[.B25]) + [.B23]/([.B23]+[.B24]))" table:number-columns-spanned="2" table:number-rows-spanned="1" table:style-name="ce23">
            <text:p>0,82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1" table:style-name="ce12"/>
          <table:table-cell table:style-name="ce8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8" table:style-name="ce1"/>
          <table:table-cell table:style-name="ce11"/>
          <table:table-cell table:number-columns-repeated="7" table:style-name="ce12"/>
          <table:table-cell table:style-name="ce13"/>
          <table:table-cell table:number-columns-repeated="3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2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25"/>
          <table:table-cell table:number-columns-repeated="5" table:style-name="ce1"/>
          <table:table-cell table:style-name="ce26"/>
          <table:table-cell table:number-columns-repeated="5" table:style-name="ce8"/>
          <table:table-cell table:style-name="ce25"/>
          <table:table-cell table:number-columns-repeated="2" table:style-name="ce1"/>
          <table:table-cell table:style-name="ce26"/>
          <table:table-cell table:number-columns-repeated="2" table:style-name="ce27"/>
          <table:table-cell table:style-name="ce25"/>
          <table:table-cell table:style-name="ce28"/>
          <table:table-cell table:style-name="ce26"/>
          <table:table-cell table:number-columns-repeated="2" table:style-name="ce27"/>
          <table:table-cell table:style-name="ce25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27"/>
          <table:table-cell table:style-name="ce25"/>
          <table:table-cell table:number-columns-repeated="4" table:style-name="ce14"/>
          <table:table-cell table:number-columns-repeated="6" table:style-name="ce1"/>
          <table:table-cell table:style-name="ce26"/>
          <table:table-cell table:style-name="ce27"/>
          <table:table-cell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.4" table:style-name="ce1">
            <text:p>0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table:style-name="ce49"/>
          <table:table-cell table:number-columns-repeated="16320"/>
        </table:table-row>
        <table:table-row table:style-name="ro1">
          <table:table-cell table:style-name="ce1"/>
          <table:table-cell table:style-name="ce49"/>
          <table:table-cell table:style-name="ce49"/>
          <table:table-cell table:style-name="ce49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48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48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2">
          <table:table-cell office:value-type="string" table:style-name="ce1">
            <text:p>events_true_merged_split (tolerance)</text:p>
          </table:table-cell>
          <table:table-cell table:number-columns-repeated="4" table:style-name="ce1"/>
          <table:table-cell table:style-name="ce15"/>
          <table:table-cell table:number-columns-repeated="5" table:style-name="ce16"/>
          <table:table-cell table:style-name="ce17"/>
          <table:table-cell table:number-columns-repeated="5" table:style-name="ce1"/>
          <table:table-cell table:style-name="ce15"/>
          <table:table-cell table:number-columns-repeated="2" table:style-name="ce16"/>
          <table:table-cell table:number-columns-repeated="8" table:style-name="ce18"/>
          <table:table-cell table:style-name="ce17"/>
          <table:table-cell table:style-name="ce19"/>
          <table:table-cell table:number-columns-repeated="4" table:style-name="ce16"/>
          <table:table-cell table:style-name="ce20"/>
          <table:table-cell table:style-name="ce21"/>
          <table:table-cell table:number-columns-repeated="5" table:style-name="ce16"/>
          <table:table-cell table:style-name="ce20"/>
          <table:table-cell table:style-name="ce1"/>
          <table:table-cell table:style-name="ce15"/>
          <table:table-cell table:number-columns-repeated="6" table:style-name="ce18"/>
          <table:table-cell table:number-columns-repeated="5" table:style-name="ce16"/>
          <table:table-cell table:style-name="ce19"/>
          <table:table-cell table:style-name="ce16"/>
          <table:table-cell table:style-name="ce20"/>
          <table:table-cell table:number-columns-repeated="2" table:style-name="ce16"/>
          <table:table-cell table:style-name="ce18"/>
          <table:table-cell table:style-name="ce17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table:style-name="ce29"/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8"/>
          <table:table-cell table:style-name="ce9"/>
          <table:table-cell table:number-columns-repeated="5" table:style-name="ce1"/>
          <table:table-cell table:style-name="ce7"/>
          <table:table-cell table:number-columns-repeated="2" table:style-name="ce8"/>
          <table:table-cell office:value-type="string" table:style-name="ce8">
            <text:p>FP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office:value-type="string" table:style-name="ce27">
            <text:p>T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2" table:style-name="ce8"/>
          <table:table-cell office:value-type="string" table:style-name="ce8">
            <text:p>TP+F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9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33333333333333331" table:formula="of:=[.B89]/[.B88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33333333333333331" table:formula="of:=[.B89]/([.B89]+[.B90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33333333333333331" table:formula="of:=[.B91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33333333333333331" table:formula="of:=2*[.B92]*[.B93]/([.B93]+[.B92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228.57142857142856" table:formula="of:=[.B90]/63*3600" table:number-columns-spanned="2" table:number-rows-spanned="1" table:style-name="ce23">
            <text:p>228,571428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533.33333333333326" table:formula="of:=[.B90]/27*3600" table:number-columns-spanned="2" table:number-rows-spanned="1" table:style-name="ce23">
            <text:p>533,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0.5" table:formula="of:=(2-1)/2" table:number-columns-spanned="2" table:number-rows-spanned="1" table:style-name="ce23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metrics_two_pred_events_per_true_ev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.4" table:style-name="ce1">
            <text:p>0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2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3" table:style-name="ce31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2"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16321" table:style-name="ce1"/>
        </table:table-row>
        <table:table-row table:style-name="ro1">
          <table:table-cell table:style-name="ce1"/>
          <table:table-cell table:style-name="ce56"/>
          <table:table-cell table:style-name="ce56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3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45"/>
          <table:table-cell table:number-columns-repeated="4" table:style-name="ce44"/>
          <table:table-cell table:number-columns-repeated="4" table:style-name="ce46"/>
          <table:table-cell table:number-columns-repeated="9" table:style-name="ce44"/>
          <table:table-cell table:number-columns-repeated="3" table:style-name="ce43"/>
          <table:table-cell table:number-columns-repeated="40" table:style-name="ce33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4">
            <text:p>0</text:p>
          </table:table-cell>
          <table:covered-table-cell table:number-columns-repeated="3"/>
          <table:table-cell table:style-name="ce42"/>
          <table:table-cell table:number-columns-repeated="39" table:style-name="ce32"/>
          <table:table-cell table:number-columns-repeated="3"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2"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table:style-name="ce56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51">
            <text:p>0</text:p>
          </table:table-cell>
          <table:covered-table-cell table:number-columns-repeated="3"/>
          <table:table-cell table:number-columns-repeated="40" table:style-name="ce32"/>
          <table:table-cell table:style-name="ce30"/>
          <table:table-cell table:number-columns-repeated="16320"/>
        </table:table-row>
        <table:table-row table:style-name="ro1">
          <table:table-cell table:style-name="ce1"/>
          <table:table-cell table:style-name="ce56"/>
          <table:table-cell table:style-name="ce56"/>
          <table:table-cell table:style-name="ce56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55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55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53">
            <text:p>0</text:p>
          </table:table-cell>
          <table:covered-table-cell table:number-columns-repeated="3"/>
          <table:table-cell table:number-columns-repeated="40" table:style-name="ce32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1" table:formula="of:=[.B124]/[.B123]" table:number-columns-spanned="2" table:number-rows-spanned="1" table:style-name="ce23">
            <text:p>1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5" table:formula="of:=[.B124]/([.B124]+[.B125])" table:number-columns-spanned="2" table:number-rows-spanned="1" table:style-name="ce23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1" table:formula="of:=[.B126]" table:number-columns-spanned="2" table:number-rows-spanned="1" table:style-name="ce23">
            <text:p>1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66666666666666663" table:formula="of:=2*[.B127]*[.B128]/([.B128]+[.B127])" table:number-columns-spanned="2" table:number-rows-spanned="1" table:style-name="ce23">
            <text:p>0,666666667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156.52173913043478" table:formula="of:=[.B125]/23*3600" table:number-columns-spanned="2" table:number-rows-spanned="1" table:style-name="ce23">
            <text:p>156,5217391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400" table:formula="of:=[.B125]/9*3600" table:number-columns-spanned="2" table:number-rows-spanned="1" table:style-name="ce23">
            <text:p>4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-1" table:number-columns-spanned="2" table:number-rows-spanned="1" table:style-name="ce23">
            <text:p>-1</text:p>
          </table:table-cell>
          <table:covered-table-cell/>
          <table:table-cell table:number-columns-repeated="16381"/>
        </table:table-row>
        <table:table-row table:number-rows-repeated="10484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5" style:family="table-cell">
      <style:table-cell-properties fo:background-color="#FFC7CE"/>
      <style:text-properties fo:color="#9C0006" style:font-family-generic="swiss"/>
    </style:style>
    <style:style style:name="cf1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onathan Larochelle</meta:initial-creator>
    <dc:creator>Jonathan Larochelle</dc:creator>
    <meta:creation-date>2024-02-22T10:40:59Z</meta:creation-date>
    <dc:date>2024-09-04T15:24:34Z</dc:date>
    <meta:editing-duration>PT0S</meta:editing-duration>
  </office:meta>
</office:document-meta>
</file>